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exend Deca" svg:font-family="'Lexend Dec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9516" officeooo:paragraph-rsid="00129516"/>
    </style:style>
    <style:style style:name="P2" style:family="paragraph" style:parent-style-name="Standard">
      <style:text-properties style:font-name="Lexend Deca" officeooo:rsid="00129516" officeooo:paragraph-rsid="00129516"/>
    </style:style>
    <style:style style:name="P3" style:family="paragraph" style:parent-style-name="Standard" style:list-style-name="L1">
      <style:text-properties officeooo:paragraph-rsid="00129516"/>
    </style:style>
    <style:style style:name="P4" style:family="paragraph" style:parent-style-name="Standard" style:list-style-name="L1">
      <style:text-properties officeooo:paragraph-rsid="001bbc26"/>
    </style:style>
    <style:style style:name="P5" style:family="paragraph" style:parent-style-name="Standard" style:list-style-name="L1">
      <style:text-properties officeooo:rsid="0019f332" officeooo:paragraph-rsid="001bbc26"/>
    </style:style>
    <style:style style:name="T1" style:family="text">
      <style:text-properties officeooo:rsid="00129516"/>
    </style:style>
    <style:style style:name="T2" style:family="text">
      <style:text-properties officeooo:rsid="0018c0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duino Programming notes:</text:p>
      <text:p text:style-name="P1"/>
      <text:list xml:id="list1836351956" text:style-name="L1">
        <text:list-item>
          <text:p text:style-name="P3"><text:span text:style-name="T1">A double holds </text:span>2,147,483,647 . <text:span text:style-name="T1">If this represents seconds, then this would be equivalent to 596523 hours.</text:span></text:p>
        </text:list-item>
        <text:list-item>
          <text:p text:style-name="P4"><text:span text:style-name="T2">Link to ESPtool.py info. </text:span><text:a xlink:type="simple" xlink:href="https://github.com/espressif/esptool" text:style-name="Internet_20_link" text:visited-style-name="Visited_20_Internet_20_Link"><text:span text:style-name="T2">https://github.com/espressif/esptool</text:span></text:a></text:p>
        </text:list-item>
        <text:list-item>
          <text:p text:style-name="P5">(Example of command to erase SPIFFS: <text:tab/><text:bookmark-start text:name="__DdeLink__146_778125929"/><text:bookmark-start text:name="__DdeLink__144_778125929"/><text:bookmark-start text:name="__DdeLink__147_1452265193"/>./esptool.py erase_flash<text:bookmark-end text:name="__DdeLink__146_778125929"/><text:bookmark-end text:name="__DdeLink__144_778125929"/><text:bookmark-end text:name="__DdeLink__147_145226519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exend Deca" svg:font-family="'Lexend Dec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08:08:46.543325316</meta:creation-date>
    <dc:date>2019-10-17T15:04:55.290485544</dc:date>
    <meta:editing-duration>P3DT42M3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36" meta:character-count="257" meta:non-whitespace-character-count="227"/>
  </office:meta>
</office:document-meta>
</file>